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26.98mm"/>
    </style:style>
    <style:style style:name="co6" style:family="table-column">
      <style:table-column-properties fo:break-before="auto" style:column-width="70.34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RS_NUMBER</text:p>
          </table:table-cell>
          <table:table-cell office:value-type="string" calcext:value-type="string">
            <text:p>SPICEMODEL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SPICEPREFIXL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MB1S</text:p>
          </table:table-cell>
          <table:table-cell office:value-type="string" calcext:value-type="string">
            <text:p>SOIC-4</text:p>
          </table:table-cell>
          <table:table-cell office:value-type="string" calcext:value-type="string">
            <text:p>Bridge Rectifie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B1S</text:p>
          </table:table-cell>
          <table:table-cell office:value-type="float" office:value="1861514" calcext:value-type="float">
            <text:p>1861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KAZ2A</text:p>
          </table:table-cell>
          <table:table-cell office:value-type="float" office:value="7569564" calcext:value-type="float">
            <text:p>756956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KAZ2A</text:p>
          </table:table-cell>
          <table:table-cell office:value-type="float" office:value="7569564" calcext:value-type="float">
            <text:p>756956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5C222JAT2A</text:p>
          </table:table-cell>
          <table:table-cell office:value-type="float" office:value="1740585" calcext:value-type="float">
            <text:p>174058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5C222JAT2A</text:p>
          </table:table-cell>
          <table:table-cell office:value-type="float" office:value="1740585" calcext:value-type="float">
            <text:p>174058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EU140CLH-1010</text:p>
          </table:table-cell>
          <table:table-cell office:value-type="string" calcext:value-type="string">
            <text:p>140CLH-1010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T1H470AP</text:p>
          </table:table-cell>
          <table:table-cell office:value-type="float" office:value="1868425" calcext:value-type="float">
            <text:p>18684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KAZ2A</text:p>
          </table:table-cell>
          <table:table-cell office:value-type="float" office:value="7569564" calcext:value-type="float">
            <text:p>756956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AC-DO35-10</text:p>
          </table:table-cell>
          <table:table-cell office:value-type="string" calcext:value-type="string">
            <text:p>DO35-10</text:p>
          </table:table-cell>
          <table:table-cell office:value-type="string" calcext:value-type="string">
            <text:p>DIAC</text:p>
          </table:table-cell>
          <table:table-cell office:value-type="string" calcext:value-type="string">
            <text:p>NTE ELECTRONICS</text:p>
          </table:table-cell>
          <table:table-cell office:value-type="string" calcext:value-type="string">
            <text:p>NTE6408</text:p>
          </table:table-cell>
          <table:table-cell office:value-type="float" office:value="1530937" calcext:value-type="float">
            <text:p>1530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table:number-columns-repeated="2" office:value-type="string" calcext:value-type="string">
            <text:p>SH22,5A</text:p>
          </table:table-cell>
          <table:table-cell office:value-type="string" calcext:value-type="string">
            <text:p>FUSE HOLDER grid 22,5mm, isolated cap OGN0031 8201, Schurter (Buerklin)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0345RAAAA</text:p>
          </table:table-cell>
          <table:table-cell office:value-type="float" office:value="149862" calcext:value-type="float">
            <text:p>149862</text:p>
          </table:table-cell>
          <table:table-cell office:value-type="string" calcext:value-type="string">
            <text:p>04F1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00mA</text:p>
          </table:table-cell>
          <table:table-cell table:number-columns-repeated="2" office:value-type="string" calcext:value-type="string">
            <text:p>SH22,5A</text:p>
          </table:table-cell>
          <table:table-cell office:value-type="string" calcext:value-type="string">
            <text:p>FUSE HOLDER grid 22,5mm, isolated cap OGN0031 8201, Schurter (Buerklin)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0345RAAAA</text:p>
          </table:table-cell>
          <table:table-cell office:value-type="float" office:value="149862" calcext:value-type="float">
            <text:p>149862</text:p>
          </table:table-cell>
          <table:table-cell office:value-type="string" calcext:value-type="string">
            <text:p>04F1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 ohm</text:p>
          </table:table-cell>
          <table:table-cell office:value-type="string" calcext:value-type="string">
            <text:p>R-EU_R2512W</text:p>
          </table:table-cell>
          <table:table-cell office:value-type="string" calcext:value-type="string">
            <text:p>R2512W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2K20FKEA</text:p>
          </table:table-cell>
          <table:table-cell office:value-type="float" office:value="1469887" calcext:value-type="float">
            <text:p>1469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8-1862</text:p>
          </table:table-cell>
          <table:table-cell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8X1102FTL</text:p>
          </table:table-cell>
          <table:table-cell office:value-type="string" calcext:value-type="string">
            <text:p>2073617RL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8X1102FTL</text:p>
          </table:table-cell>
          <table:table-cell office:value-type="string" calcext:value-type="string">
            <text:p>2073617RL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 ohm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T1206-BY-10R0ELF</text:p>
          </table:table-cell>
          <table:table-cell office:value-type="float" office:value="2008318" calcext:value-type="float">
            <text:p>200831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R-TRIMM3339P</text:p>
          </table:table-cell>
          <table:table-cell office:value-type="string" calcext:value-type="string">
            <text:p>RTRIM3339P</text:p>
          </table:table-cell>
          <table:table-cell office:value-type="string" calcext:value-type="string">
            <text:p>Trimm resis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534B1101JL</text:p>
          </table:table-cell>
          <table:table-cell office:value-type="float" office:value="1144784" calcext:value-type="float">
            <text:p>114478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-TRIMM3339P</text:p>
          </table:table-cell>
          <table:table-cell office:value-type="string" calcext:value-type="string">
            <text:p>RTRIM3339P</text:p>
          </table:table-cell>
          <table:table-cell office:value-type="string" calcext:value-type="string">
            <text:p>Trimm resis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534B1101JL</text:p>
          </table:table-cell>
          <table:table-cell office:value-type="float" office:value="1144784" calcext:value-type="float">
            <text:p>114478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table:number-columns-repeated="2" office:value-type="string" calcext:value-type="string">
            <text:p>LPV-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QUALTEK ELECTRONICS</text:p>
          </table:table-cell>
          <table:table-cell office:value-type="string" calcext:value-type="string">
            <text:p>761-18/003</text:p>
          </table:table-cell>
          <table:table-cell office:value-type="float" office:value="1425202" calcext:value-type="float">
            <text:p>1425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L03P</text:p>
          </table:table-cell>
          <table:table-cell office:value-type="string" calcext:value-type="string">
            <text:p>AMP MT CONNECTOR</text:p>
          </table:table-cell>
          <table:table-cell office:value-type="string" calcext:value-type="string">
            <text:p>JST (JAPAN SOLDERLESS TERMINALS)</text:p>
          </table:table-cell>
          <table:table-cell office:value-type="string" calcext:value-type="string">
            <text:p>B03B-XASK-1(LF)(SN)</text:p>
          </table:table-cell>
          <table:table-cell office:value-type="float" office:value="9492070" calcext:value-type="float">
            <text:p>9492070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2</text:p>
          </table:table-cell>
          <table:table-cell/>
          <table:table-cell table:number-columns-repeated="2" office:value-type="string" calcext:value-type="string">
            <text:p>EI38-2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MYRRA</text:p>
          </table:table-cell>
          <table:table-cell office:value-type="float" office:value="44203" calcext:value-type="float">
            <text:p>44203</text:p>
          </table:table-cell>
          <table:table-cell office:value-type="float" office:value="1214596" calcext:value-type="float">
            <text:p>121459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2" office:value-type="string" calcext:value-type="string">
            <text:p>1-227161-0</text:p>
          </table:table-cell>
          <table:table-cell office:value-type="string" calcext:value-type="string">
            <text:p>AMP_227161</text:p>
          </table:table-cell>
          <table:table-cell office:value-type="string" calcext:value-type="string">
            <text:p>JACK, <text:s/>RIGHT ANGLE, 50 OHM, PCB, BNC</text:p>
          </table:table-cell>
          <table:table-cell office:value-type="string" calcext:value-type="string">
            <text:p>GREENPAR - TE CONNECTIVITY</text:p>
          </table:table-cell>
          <table:table-cell office:value-type="string" calcext:value-type="string">
            <text:p>1-1337542-0</text:p>
          </table:table-cell>
          <table:table-cell office:value-type="float" office:value="1020954" calcext:value-type="float">
            <text:p>1020954</text:p>
          </table:table-cell>
          <table:table-cell office:value-type="string" calcext:value-type="string">
            <text:p>33B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2" office:value-type="string" calcext:value-type="string">
            <text:p>1-227161-0</text:p>
          </table:table-cell>
          <table:table-cell office:value-type="string" calcext:value-type="string">
            <text:p>AMP_227161</text:p>
          </table:table-cell>
          <table:table-cell office:value-type="string" calcext:value-type="string">
            <text:p>JACK, <text:s/>RIGHT ANGLE, 50 OHM, PCB, BNC</text:p>
          </table:table-cell>
          <table:table-cell office:value-type="string" calcext:value-type="string">
            <text:p>GREENPAR - TE CONNECTIVITY</text:p>
          </table:table-cell>
          <table:table-cell office:value-type="string" calcext:value-type="string">
            <text:p>1-1337542-0</text:p>
          </table:table-cell>
          <table:table-cell office:value-type="float" office:value="1020954" calcext:value-type="float">
            <text:p>1020954</text:p>
          </table:table-cell>
          <table:table-cell office:value-type="string" calcext:value-type="string">
            <text:p>33B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8</text:p>
          </table:table-cell>
          <table:table-cell table:number-columns-repeated="2" office:value-type="string" calcext:value-type="string">
            <text:p>1-227161-0</text:p>
          </table:table-cell>
          <table:table-cell office:value-type="string" calcext:value-type="string">
            <text:p>AMP_227161</text:p>
          </table:table-cell>
          <table:table-cell office:value-type="string" calcext:value-type="string">
            <text:p>JACK, <text:s/>RIGHT ANGLE, 50 OHM, PCB, BNC</text:p>
          </table:table-cell>
          <table:table-cell office:value-type="string" calcext:value-type="string">
            <text:p>GREENPAR - TE CONNECTIVITY</text:p>
          </table:table-cell>
          <table:table-cell office:value-type="string" calcext:value-type="string">
            <text:p>1-1337542-0</text:p>
          </table:table-cell>
          <table:table-cell office:value-type="float" office:value="1020954" calcext:value-type="float">
            <text:p>1020954</text:p>
          </table:table-cell>
          <table:table-cell office:value-type="string" calcext:value-type="string">
            <text:p>33B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2" office:value-type="string" calcext:value-type="string">
            <text:p>1-227161-0</text:p>
          </table:table-cell>
          <table:table-cell office:value-type="string" calcext:value-type="string">
            <text:p>AMP_227161</text:p>
          </table:table-cell>
          <table:table-cell office:value-type="string" calcext:value-type="string">
            <text:p>JACK, <text:s/>RIGHT ANGLE, 50 OHM, PCB, BNC</text:p>
          </table:table-cell>
          <table:table-cell office:value-type="string" calcext:value-type="string">
            <text:p>GREENPAR - TE CONNECTIVITY</text:p>
          </table:table-cell>
          <table:table-cell office:value-type="string" calcext:value-type="string">
            <text:p>1-1337542-0</text:p>
          </table:table-cell>
          <table:table-cell office:value-type="float" office:value="1020954" calcext:value-type="float">
            <text:p>1020954</text:p>
          </table:table-cell>
          <table:table-cell office:value-type="string" calcext:value-type="string">
            <text:p>33B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" office:value-type="string" calcext:value-type="string">
            <text:p>1-227161-0</text:p>
          </table:table-cell>
          <table:table-cell office:value-type="string" calcext:value-type="string">
            <text:p>AMP_227161</text:p>
          </table:table-cell>
          <table:table-cell office:value-type="string" calcext:value-type="string">
            <text:p>JACK, <text:s/>RIGHT ANGLE, 50 OHM, PCB, BNC</text:p>
          </table:table-cell>
          <table:table-cell office:value-type="string" calcext:value-type="string">
            <text:p>GREENPAR - TE CONNECTIVITY</text:p>
          </table:table-cell>
          <table:table-cell office:value-type="string" calcext:value-type="string">
            <text:p>1-1337542-0</text:p>
          </table:table-cell>
          <table:table-cell office:value-type="float" office:value="1020954" calcext:value-type="float">
            <text:p>1020954</text:p>
          </table:table-cell>
          <table:table-cell office:value-type="string" calcext:value-type="string">
            <text:p>33B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x1</text:p>
          </table:table-cell>
          <table:table-cell/>
          <table:table-cell office:value-type="string" calcext:value-type="string">
            <text:p>MCRM2055M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 enclosure</text:p>
          </table:table-cell>
          <table:table-cell office:value-type="string" calcext:value-type="string">
            <text:p>Multicomp</text:p>
          </table:table-cell>
          <table:table-cell table:number-columns-repeated="2" office:value-type="float" office:value="1520400" calcext:value-type="float">
            <text:p>1520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10 turn</text:p>
          </table:table-cell>
          <table:table-cell office:value-type="string" calcext:value-type="string">
            <text:p>CT-26-6A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Dial counting</text:p>
          </table:table-cell>
          <table:table-cell office:value-type="string" calcext:value-type="string">
            <text:p>Bourns</text:p>
          </table:table-cell>
          <table:table-cell/>
          <table:table-cell office:value-type="float" office:value="1073849" calcext:value-type="float">
            <text:p>10738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0" meta:object-count="0"/>
    <meta:generator>LibreOffice/6.0.7.3$Linux_X86_64 LibreOffice_project/00m0$Build-3</meta:generator>
  </office:meta>
</office:document-meta>
</file>